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Ubuntu" fo:font-size="10pt" fo:language="fr" fo:country="FR" fo:font-weight="normal" style:font-size-asian="10pt" style:font-weight-asian="normal" style:font-size-complex="10pt" style:font-weight-complex="normal"/>
    </style:style>
    <style:style style:name="P2" style:family="paragraph" style:parent-style-name="Heading_20_1">
      <style:text-properties style:font-name="Ubuntu" fo:font-size="10pt" fo:language="fr" fo:country="FR" fo:font-weight="normal" officeooo:rsid="000c06e1" officeooo:paragraph-rsid="000c06e1" style:font-size-asian="10pt" style:font-weight-asian="normal" style:font-size-complex="10pt" style:font-weight-complex="normal"/>
    </style:style>
    <style:style style:name="P3" style:family="paragraph" style:parent-style-name="Preformatted_20_Text">
      <style:text-properties style:font-name="Ubuntu" fo:font-size="10pt" fo:language="fr" fo:country="FR" fo:font-weight="normal" officeooo:rsid="00051b9e" officeooo:paragraph-rsid="00051b9e" style:font-size-asian="10pt" style:font-weight-asian="normal" style:font-size-complex="10pt" style:font-weight-complex="normal"/>
    </style:style>
    <style:style style:name="P4" style:family="paragraph" style:parent-style-name="Preformatted_20_Text">
      <style:text-properties style:font-name="Ubuntu" fo:font-size="10pt" fo:language="fr" fo:country="FR" fo:font-weight="normal" officeooo:rsid="00051b9e" officeooo:paragraph-rsid="0008c188" style:font-size-asian="10pt" style:font-weight-asian="normal" style:font-size-complex="10pt" style:font-weight-complex="normal"/>
    </style:style>
    <style:style style:name="P5" style:family="paragraph" style:parent-style-name="Preformatted_20_Text">
      <style:text-properties style:font-name="Ubuntu" fo:font-size="10pt" fo:language="fr" fo:country="FR" fo:font-weight="normal" officeooo:rsid="00051b9e" officeooo:paragraph-rsid="0007361e" style:font-size-asian="10pt" style:font-weight-asian="normal" style:font-size-complex="10pt" style:font-weight-complex="normal"/>
    </style:style>
    <style:style style:name="P6" style:family="paragraph" style:parent-style-name="Preformatted_20_Text">
      <style:text-properties style:font-name="Ubuntu" fo:font-size="10pt" fo:language="fr" fo:country="FR" fo:font-weight="normal" officeooo:rsid="000c06e1" officeooo:paragraph-rsid="000f2961" style:font-size-asian="10pt" style:font-weight-asian="normal" style:font-size-complex="10pt" style:font-weight-complex="normal"/>
    </style:style>
    <style:style style:name="P7" style:family="paragraph" style:parent-style-name="Preformatted_20_Text">
      <style:text-properties style:font-name="Ubuntu" fo:font-size="10pt" fo:language="fr" fo:country="FR" fo:font-weight="normal" officeooo:rsid="000c06e1" officeooo:paragraph-rsid="00051b9e" style:font-size-asian="10pt" style:font-weight-asian="normal" style:font-size-complex="10pt" style:font-weight-complex="normal"/>
    </style:style>
    <style:style style:name="P8" style:family="paragraph" style:parent-style-name="Preformatted_20_Text">
      <style:text-properties style:font-name="Ubuntu" fo:font-size="10pt" fo:language="fr" fo:country="FR" fo:font-weight="normal" officeooo:rsid="000d0caf" officeooo:paragraph-rsid="000d0caf" style:font-size-asian="10pt" style:font-weight-asian="normal" style:font-size-complex="10pt" style:font-weight-complex="normal"/>
    </style:style>
    <style:style style:name="P9" style:family="paragraph" style:parent-style-name="Preformatted_20_Text">
      <style:text-properties style:font-name="Ubuntu" fo:font-size="10pt" fo:language="fr" fo:country="FR" fo:font-weight="normal" officeooo:rsid="000d0caf" officeooo:paragraph-rsid="000f2961" style:font-size-asian="10pt" style:font-weight-asian="normal" style:font-size-complex="10pt" style:font-weight-complex="normal"/>
    </style:style>
    <style:style style:name="P10" style:family="paragraph" style:parent-style-name="Preformatted_20_Text">
      <style:text-properties style:font-name="Ubuntu" fo:font-size="10pt" fo:language="fr" fo:country="FR" fo:font-weight="normal" officeooo:rsid="000d0caf" officeooo:paragraph-rsid="001d9d9b" style:font-size-asian="10pt" style:font-weight-asian="normal" style:font-size-complex="10pt" style:font-weight-complex="normal"/>
    </style:style>
    <style:style style:name="P11" style:family="paragraph" style:parent-style-name="Preformatted_20_Text">
      <style:text-properties style:font-name="Ubuntu" fo:font-size="10pt" fo:language="fr" fo:country="FR" fo:font-weight="normal" officeooo:paragraph-rsid="000c06e1" style:font-size-asian="10pt" style:font-weight-asian="normal" style:font-size-complex="10pt" style:font-weight-complex="normal"/>
    </style:style>
    <style:style style:name="P12" style:family="paragraph" style:parent-style-name="Preformatted_20_Text">
      <style:text-properties style:font-name="Ubuntu" fo:font-size="10pt" fo:language="fr" fo:country="FR" fo:font-weight="normal" officeooo:paragraph-rsid="000f2961" style:font-size-asian="10pt" style:font-weight-asian="normal" style:font-size-complex="10pt" style:font-weight-complex="normal"/>
    </style:style>
    <style:style style:name="P13" style:family="paragraph" style:parent-style-name="Preformatted_20_Text">
      <style:text-properties style:font-name="Ubuntu" fo:font-size="10pt" fo:language="fr" fo:country="FR" fo:font-weight="normal" officeooo:rsid="001a4ca5" officeooo:paragraph-rsid="001d9d9b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Ubuntu" fo:font-size="10pt" fo:language="fr" fo:country="FR" fo:font-weight="normal" officeooo:rsid="00051b9e" officeooo:paragraph-rsid="00051b9e" style:font-size-asian="10pt" style:font-weight-asian="normal" style:font-size-complex="10pt" style:font-weight-complex="normal"/>
    </style:style>
    <style:style style:name="P15" style:family="paragraph" style:parent-style-name="Text_20_body">
      <style:text-properties officeooo:rsid="00051b9e" officeooo:paragraph-rsid="00051b9e"/>
    </style:style>
    <style:style style:name="P16" style:family="paragraph" style:parent-style-name="Text_20_body">
      <style:text-properties style:font-name="Ubuntu" fo:font-size="10pt" fo:language="fr" fo:country="FR" fo:font-weight="normal" style:font-size-asian="10pt" style:font-weight-asian="normal" style:font-size-complex="10pt" style:font-weight-complex="normal"/>
    </style:style>
    <style:style style:name="P17" style:family="paragraph" style:parent-style-name="Text_20_body">
      <style:text-properties style:font-name="Ubuntu" fo:font-size="10pt" fo:language="fr" fo:country="FR" fo:font-weight="normal" officeooo:rsid="00051b9e" officeooo:paragraph-rsid="00051b9e" style:font-size-asian="10pt" style:font-weight-asian="normal" style:font-size-complex="10pt" style:font-weight-complex="normal"/>
    </style:style>
    <style:style style:name="P18" style:family="paragraph" style:parent-style-name="Text_20_body">
      <style:text-properties style:font-name="Ubuntu" fo:font-size="10pt" fo:language="fr" fo:country="FR" style:font-size-asian="10pt" style:font-size-complex="10pt"/>
    </style:style>
    <style:style style:name="P19" style:family="paragraph" style:parent-style-name="Preformatted_20_Text" style:list-style-name="L1">
      <style:text-properties officeooo:paragraph-rsid="0012093d"/>
    </style:style>
    <style:style style:name="P20" style:family="paragraph" style:parent-style-name="Preformatted_20_Text" style:list-style-name="L1">
      <style:text-properties style:font-name="Ubuntu" fo:font-size="10pt" fo:language="fr" fo:country="FR" fo:font-weight="normal" officeooo:rsid="000d0caf" officeooo:paragraph-rsid="000d0caf" style:font-size-asian="10pt" style:font-weight-asian="normal" style:font-size-complex="10pt" style:font-weight-complex="normal"/>
    </style:style>
    <style:style style:name="P21" style:family="paragraph" style:parent-style-name="Preformatted_20_Text" style:list-style-name="L1">
      <style:text-properties style:font-name="Ubuntu" fo:font-size="10pt" fo:language="fr" fo:country="FR" fo:font-weight="normal" officeooo:paragraph-rsid="000d0caf" style:font-size-asian="10pt" style:font-weight-asian="normal" style:font-size-complex="10pt" style:font-weight-complex="normal"/>
    </style:style>
    <style:style style:name="P22" style:family="paragraph" style:parent-style-name="Preformatted_20_Text" style:list-style-name="L1">
      <style:text-properties style:font-name="Ubuntu" fo:font-size="10pt" fo:language="fr" fo:country="FR" fo:font-weight="normal" officeooo:rsid="00051b9e" officeooo:paragraph-rsid="0012ee19" style:font-size-asian="10pt" style:font-weight-asian="normal" style:font-size-complex="10pt" style:font-weight-complex="normal"/>
    </style:style>
    <style:style style:name="P23" style:family="paragraph" style:parent-style-name="Preformatted_20_Text" style:list-style-name="L2">
      <style:text-properties style:font-name="Ubuntu" fo:font-size="10pt" fo:language="fr" fo:country="FR" fo:font-weight="normal" officeooo:rsid="00051b9e" officeooo:paragraph-rsid="00051b9e" style:font-size-asian="10pt" style:font-weight-asian="normal" style:font-size-complex="10pt" style:font-weight-complex="normal"/>
    </style:style>
    <style:style style:name="P24" style:family="paragraph" style:parent-style-name="Preformatted_20_Text" style:list-style-name="L1">
      <style:text-properties style:font-name="Ubuntu" fo:font-size="10pt" fo:language="fr" fo:country="FR" fo:font-weight="normal" officeooo:rsid="001a4ca5" officeooo:paragraph-rsid="001a4ca5" style:font-size-asian="10pt" style:font-weight-asian="normal" style:font-size-complex="10pt" style:font-weight-complex="normal"/>
    </style:style>
    <style:style style:name="P25" style:family="paragraph" style:parent-style-name="Preformatted_20_Text" style:list-style-name="L1">
      <style:text-properties style:font-name="Ubuntu" fo:font-size="10pt" fo:language="fr" fo:country="FR" fo:font-weight="normal" officeooo:rsid="001d1266" officeooo:paragraph-rsid="001d1266" style:font-size-asian="10pt" style:font-weight-asian="normal" style:font-size-complex="10pt" style:font-weight-complex="normal"/>
    </style:style>
    <style:style style:name="P26" style:family="paragraph" style:parent-style-name="Preformatted_20_Text">
      <style:text-properties style:font-name="Ubuntu" fo:font-size="10pt" fo:language="fr" fo:country="FR" fo:font-weight="normal" officeooo:rsid="001e10b4" officeooo:paragraph-rsid="001e10b4" style:font-size-asian="10pt" style:font-weight-asian="normal" style:font-size-complex="10pt" style:font-weight-complex="normal"/>
    </style:style>
    <style:style style:name="P27" style:family="paragraph" style:parent-style-name="Preformatted_20_Text" style:list-style-name="L3">
      <style:text-properties style:font-name="Ubuntu" fo:font-size="10pt" fo:language="fr" fo:country="FR" fo:font-weight="normal" officeooo:rsid="001e10b4" officeooo:paragraph-rsid="001e10b4" style:font-size-asian="10pt" style:font-weight-asian="normal" style:font-size-complex="10pt" style:font-weight-complex="normal"/>
    </style:style>
    <style:style style:name="P28" style:family="paragraph" style:parent-style-name="Preformatted_20_Text" style:list-style-name="L2">
      <style:paragraph-properties fo:break-before="page"/>
      <style:text-properties style:font-name="Ubuntu" fo:font-size="10pt" fo:language="fr" fo:country="FR" fo:font-weight="normal" officeooo:rsid="00051b9e" officeooo:paragraph-rsid="00051b9e" style:font-size-asian="10pt" style:font-weight-asian="normal" style:font-size-complex="10pt" style:font-weight-complex="normal"/>
    </style:style>
    <style:style style:name="T1" style:family="text">
      <style:text-properties officeooo:rsid="0007a087"/>
    </style:style>
    <style:style style:name="T2" style:family="text">
      <style:text-properties officeooo:rsid="0008c188"/>
    </style:style>
    <style:style style:name="T3" style:family="text">
      <style:text-properties officeooo:rsid="000c06e1"/>
    </style:style>
    <style:style style:name="T4" style:family="text">
      <style:text-properties style:font-name="Ubuntu" fo:font-size="10pt" fo:language="fr" fo:country="FR" fo:font-weight="normal" style:font-size-asian="10pt" style:font-weight-asian="normal" style:font-size-complex="10pt" style:font-weight-complex="normal"/>
    </style:style>
    <style:style style:name="T5" style:family="text">
      <style:text-properties style:font-name="Ubuntu" fo:font-size="10pt" fo:language="fr" fo:country="FR" fo:font-weight="normal" officeooo:rsid="0012093d" style:font-size-asian="10pt" style:font-weight-asian="normal" style:font-size-complex="10pt" style:font-weight-complex="normal"/>
    </style:style>
    <style:style style:name="T6" style:family="text">
      <style:text-properties style:font-name="Ubuntu" fo:font-size="10pt" fo:language="fr" fo:country="FR" fo:font-weight="normal" officeooo:rsid="0012d2de" style:font-size-asian="10pt" style:font-weight-asian="normal" style:font-size-complex="10pt" style:font-weight-complex="normal"/>
    </style:style>
    <style:style style:name="T7" style:family="text">
      <style:text-properties style:font-name="Ubuntu" fo:font-size="10pt" fo:language="fr" fo:country="FR" fo:font-weight="normal" officeooo:rsid="00188c88" style:font-name-asian="Noto Sans Mono CJK SC" style:font-size-asian="10pt" style:font-weight-asian="normal" style:font-name-complex="Liberation Mono" style:font-size-complex="10pt" style:font-weight-complex="normal"/>
    </style:style>
    <style:style style:name="T8" style:family="text">
      <style:text-properties officeooo:rsid="000d0caf"/>
    </style:style>
    <style:style style:name="T9" style:family="text">
      <style:text-properties officeooo:rsid="00103d48"/>
    </style:style>
    <style:style style:name="T10" style:family="text">
      <style:text-properties officeooo:rsid="0012093d"/>
    </style:style>
    <style:style style:name="T11" style:family="text">
      <style:text-properties officeooo:rsid="0012ee19"/>
    </style:style>
    <style:style style:name="T12" style:family="text">
      <style:text-properties officeooo:rsid="0013b3e4"/>
    </style:style>
    <style:style style:name="T13" style:family="text">
      <style:text-properties officeooo:rsid="000d0caf" style:font-name-asian="Noto Sans Mono CJK SC" style:font-name-complex="Liberation Mono"/>
    </style:style>
    <style:style style:name="T14" style:family="text">
      <style:text-properties officeooo:rsid="0012093d" style:font-name-asian="Noto Sans Mono CJK SC" style:font-name-complex="Liberation Mono"/>
    </style:style>
    <style:style style:name="T15" style:family="text">
      <style:text-properties officeooo:rsid="00108add" style:font-name-asian="Noto Sans Mono CJK SC" style:font-name-complex="Liberation Mono"/>
    </style:style>
    <style:style style:name="T16" style:family="text">
      <style:text-properties officeooo:rsid="0014b156"/>
    </style:style>
    <style:style style:name="T17" style:family="text">
      <style:text-properties officeooo:rsid="00155ff4"/>
    </style:style>
    <style:style style:name="T18" style:family="text">
      <style:text-properties officeooo:rsid="0017069a"/>
    </style:style>
    <style:style style:name="T19" style:family="text">
      <style:text-properties officeooo:rsid="001beec4"/>
    </style:style>
    <style:style style:name="T20" style:family="text">
      <style:text-properties officeooo:rsid="001f91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nditions générales d’utilisation :</text:p>
      <text:p text:style-name="P11"><text:span text:style-name="T8">La société </text:span><text:span text:style-name="T3">Draw With Amazing Random Friends, ayant pour </text:span><text:span text:style-name="T13">marque</text:span><text:span text:style-name="T3"> DWARF, est éditrice du site dwarf.jorismartin.fr .</text:span></text:p>
      <text:h text:style-name="P2" text:outline-level="1">Article 1 : Objet</text:h>
      <text:p text:style-name="P16">Les présentes conditions générales d’utilisation (ci-après dénommées, les CGU) visent à définir les relations contractuelles entre les <text:span text:style-name="T12">p</text:span>arties en ce qui concerne l’exécution <text:span text:style-name="T12">et l’utilisation</text:span> des <text:span text:style-name="T12">p</text:span>restations, ainsi que celles découlant de l’utilisation d<text:span text:style-name="T12">u s</text:span>ites <text:span text:style-name="T12">dwarf.jorismartin.fr </text:span>par l’<text:span text:style-name="T18">utilisateur</text:span>.</text:p>
      <text:h text:style-name="P1" text:outline-level="1">Article 2 : Durée</text:h>
      <text:p text:style-name="P16"><text:span text:style-name="T16">L</text:span>es présentes CGU entrent en vigueur à la date d’enregistrement d<text:span text:style-name="T16">u compte </text:span>et sont conclues <text:span text:style-name="T16">jusqu’à</text:span> l’extinction de <text:span text:style-name="T16">DWRAF</text:span>.</text:p>
      <text:h text:style-name="P2" text:outline-level="1">Article 3 : Dispositions générales</text:h>
      <text:p text:style-name="P18">Les présentes CGU expriment l’intégralité des obligations des parties. Elles sont consultables en ligne à tout moment sur le <text:span text:style-name="T17">site de DWARF</text:span>. En conséquence, l’<text:span text:style-name="T18">utilisateur</text:span> déclare les avoir lues et acceptées dans leur intégralité. Des modifications pouvant être apportées aux présentes à tout moment, il est recommandé a <text:span text:style-name="T17">l’utilisateur </text:span>de les consulter régulièrement.</text:p>
      <text:p text:style-name="P18">Le fait de <text:span text:style-name="T18">dessiner</text:span> implique l’adhésion entière et sans réserve d<text:span text:style-name="T18">e l’utilisateur </text:span>aux présentes CGU qui prévalent sur toutes autres conditions figurant dans tout autre document. </text:p>
      <text:p text:style-name="P8">Article <text:span text:style-name="T16">4</text:span> : Obligations d<text:span text:style-name="T18">e l’utilisateur</text:span></text:p>
      <text:p text:style-name="P8">Pour la participation à une œuvre, l’utilisateur s’engage à :</text:p>
      <text:list xml:id="list1022927268" text:style-name="L1">
        <text:list-item>
          <text:p text:style-name="P20">Disposer d’une adresse mail,</text:p>
        </text:list-item>
        <text:list-item>
          <text:p text:style-name="P19"><text:span text:style-name="T7">Disposer d’un </text:span><text:span text:style-name="T5">mot de passe </text:span><text:span text:style-name="T6">robuste et </text:span><text:span text:style-name="T5">secret,</text:span></text:p>
        </text:list-item>
        <text:list-item>
          <text:p text:style-name="P21"><text:span text:style-name="T10">A</text:span><text:span text:style-name="T8">ccepte</text:span><text:span text:style-name="T10">r</text:span><text:span text:style-name="T8"> que le </text:span><text:span text:style-name="T14">DWARF</text:span><text:span text:style-name="T8"> intègre et/ou utilise toute technologie qu’il estimera utile pour exécuter </text:span><text:span text:style-name="T10">son application</text:span><text:span text:style-name="T8">,</text:span></text:p>
        </text:list-item>
        <text:list-item>
          <text:p text:style-name="P22"><text:span text:style-name="T11">R</text:span><text:span text:style-name="T8">especter les règles de la Netiquette (règles de bonne conduite de l’internet).</text:span></text:p>
        </text:list-item>
      </text:list>
      <text:p text:style-name="P6"/>
      <text:p text:style-name="P9">Article <text:span text:style-name="T16">5</text:span> : Obligations d<text:span text:style-name="T9">e l’éditeur</text:span></text:p>
      <text:p text:style-name="P12"><text:span text:style-name="T15">L’éditeur de dwarf.jorismartin.fr</text:span><text:span text:style-name="T8"> s’engage à :</text:span></text:p>
      <text:list xml:id="list132021582990633" text:continue-numbering="true" text:style-name="L1">
        <text:list-item>
          <text:p text:style-name="P24">Protéger l’intégrité et la sauvegarde des données ainsi qu’une utilisattion ethique des données des utilisateurs,</text:p>
        </text:list-item>
        <text:list-item>
          <text:p text:style-name="P25">Restepecter les directives de la licence creactives communs suite aux créations des utilisateurs.</text:p>
        </text:list-item>
      </text:list>
      <text:p text:style-name="P26"/>
      <text:p text:style-name="P26">Article 6 : recoltes des données</text:p>
      <text:p text:style-name="P26">Voici les différentes données utilisaters que nous récoltons :</text:p>
      <text:list xml:id="list3058440087" text:style-name="L3">
        <text:list-item>
          <text:p text:style-name="P27">email → Pour la création/connection du compte,</text:p>
        </text:list-item>
        <text:list-item>
          <text:p text:style-name="P27">mot de passe → Pour la création/connection du compte,</text:p>
        </text:list-item>
        <text:list-item>
          <text:p text:style-name="P27">date de naissance → Filtrer les contenus chocant pour les mineurs,</text:p>
        </text:list-item>
        <text:list-item>
          <text:p text:style-name="P27">adresse ip → <text:span text:style-name="T20">Pouvoir r</text:span>emonter à <text:span text:style-name="T20">un </text:span>utilisateur <text:span text:style-name="T20">(demande pénal).</text:span></text:p>
        </text:list-item>
      </text:list>
      <text:p text:style-name="P7"/>
      <text:list xml:id="list530371487" text:style-name="L2">
        <text:list-item>
          <text:p text:style-name="P28">Droits et obligations de l’utilisateur :</text:p>
        </text:list-item>
      </text:list>
      <text:p text:style-name="P3">Dans ses publications, le membre s’engage à respecter les règles de la Netiquette (règles de bonne conduite de l’internet) et les règles de droit en vigueur.</text:p>
      <text:p text:style-name="P3"/>
      <text:list xml:id="list132021161722016" text:continue-numbering="true" text:style-name="L2">
        <text:list-item>
          <text:p text:style-name="P23">Droits et obligations de l’editeur :</text:p>
        </text:list-item>
      </text:list>
      <text:p text:style-name="P3">Les sources des informations diffusées sur le site dwarf.jorismartin.fr sont réputées fiables mais le site ne garantit pas qu’il soit exempt de défauts, d’erreurs ou d’omissions.</text:p>
      <text:p text:style-name="P3"/>
      <text:p text:style-name="P4">Le site dwarf.jorismartin.fr ne peut être tenu pour responsable d’éventuels <text:span text:style-name="T2">interuption à l’accès au site.</text:span></text:p>
      <text:p text:style-name="P4"/>
      <text:p text:style-name="P4">Le site dwarf.jorismartin.fr ne peut être tenu pour responsable d’éventuels virus qui pourraient infecter l’ordinateur ou tout matériel informatique de l’Internaute, suite à une utilisation, à l’accès, ou au téléchargement provenant de ce site.</text:p>
      <text:p text:style-name="P3"/>
      <text:p text:style-name="P3">Le<text:span text:style-name="T1">s modérateurs du site </text:span>pe<text:span text:style-name="T1">uvent </text:span>exercer une modération sur les publications et se réserve<text:span text:style-name="T1">nt</text:span> le droit de <text:span text:style-name="T1">supprimer une publications après</text:span> mise en ligne, <text:span text:style-name="T1">en ayant </text:span>justifier <text:span text:style-name="T1">cette action auprès </text:span>du membre.</text:p>
      <text:p text:style-name="P3"/>
      <text:list xml:id="list132022650663480" text:continue-numbering="true" text:style-name="L2">
        <text:list-item>
          <text:p text:style-name="P23">Rappel du droit de propriété intellectuelle :</text:p>
        </text:list-item>
      </text:list>
      <text:p text:style-name="P3">L'Utilisateur doit solliciter l'autorisation préalable du site pour toute reproduction, publication, copie des différents contenus. Il s'engage à une utilisation des contenus du site dans un cadre strictement privé, toute utilisation à des fins commerciales et publicitaires est strictement interdite.</text:p>
      <text:p text:style-name="P3"/>
      <text:p text:style-name="P5">Toute représentation totale ou partielle de ce site par quelque procédé que ce soit, sans l’autorisation expresse de l’exploitant du site Internet constituerait une contrefaçon sanctionnée par l’article L 335-2 et suivants du Code de la propriété intellectuelle.</text:p>
      <text:p text:style-name="P5"/>
      <text:p text:style-name="P5">Il est rappelé conformément à l’article L122-5 du Code de propriété intellectuelle que l’Utilisateur qui reproduit, copie ou publie le contenu protégé doit citer l’auteur et sa source.</text:p>
      <text:p text:style-name="P5"/>
      <text:list xml:id="list132021365029516" text:continue-numbering="true" text:style-name="L2">
        <text:list-item>
          <text:p text:style-name="P23">Modalité de règlement des litiges :</text:p>
        </text:list-item>
      </text:list>
      <text:p text:style-name="P3">En cas de litiges, les parties prenantes, s’engegent à régler leur desacord à l’amiable.</text:p>
      <text:list xml:id="list132021955083731" text:continue-numbering="true" text:style-name="L2">
        <text:list-item>
          <text:p text:style-name="P23">Politique de confidencialité de données :</text:p>
        </text:list-item>
      </text:list>
      <text:p text:style-name="P3"/>
      <text:p text:style-name="P14"><text:bookmark text:name="hs_cos_wrapper_post_body"/>Elles permettent d’informer l’utilisateur sur le contenu du site, l’étendue des services proposés, les modalités de navigation… Exemple : les CGU peuvent décrire les étapes de création d’un compte utilisateur.</text:p>
      <text:p text:style-name="P3"/>
      <text:p text:style-name="P17"><text:bookmark text:name="hs_cos_wrapper_post_body1"/>Elles peuvent contenir des clauses visant à limiter la responsabilité de l’éditeur, qui s’offre ainsi une protection optimale. Exemple : l’éditeur n’est pas responsable en cas d’interruption de l’accès au site. </text:p>
      <text:p text:style-name="P15"><text:span text:style-name="T4">Elles peuvent regrouper l’ensemble des mentions obligatoires du site : </text:span><text:span text:style-name="Strong_20_Emphasis"><text:span text:style-name="T4">CGV</text:span></text:span><text:span text:style-name="T4">, </text:span><text:span text:style-name="Strong_20_Emphasis"><text:span text:style-name="T4">mentions légales</text:span></text:span><text:span text:style-name="T4">, </text:span><text:span text:style-name="Strong_20_Emphasis"><text:span text:style-name="T4">politique des données</text:span></text:span><text:span text:style-name="T4"> et </text:span><text:span text:style-name="Strong_20_Emphasis"><text:span text:style-name="T4">cookies</text:span></text:span><text:span text:style-name="T4">.</text:span></text:p>
      <text:p text:style-name="P13"/>
      <text:p text:style-name="P13"><text:span text:style-name="T19">Article </text:span>6 : <text:span text:style-name="T19">Liens</text:span></text:p>
      <text:p text:style-name="P13"><text:span text:style-name="T19">DWARF</text:span> n'a pas examiné tous les sites liés à son site Web et n'est pas responsable du contenu de ces sites liés. L'inclusion de tout lien n'implique pas l'approbation par <text:span text:style-name="T19">DWARF</text:span> du site. L'utilisation d'un tel site Web lié est aux risques et périls de l'utilisateur.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11T13:20:20.499085125</dc:date>
    <meta:editing-duration>PT1H37M52S</meta:editing-duration>
    <meta:editing-cycles>28</meta:editing-cycles>
    <meta:generator>LibreOffice/6.4.6.2$Linux_X86_64 LibreOffice_project/40$Build-2</meta:generator>
    <meta:document-statistic meta:table-count="0" meta:image-count="0" meta:object-count="0" meta:page-count="2" meta:paragraph-count="44" meta:word-count="746" meta:character-count="4920" meta:non-whitespace-character-count="4231"/>
  </office:meta>
</office:document-meta>
</file>